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6pt" style:font-size-asian="6pt" style:font-size-complex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9/04/2012</text:date>, <text:time>16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4-09T16:47:33</dc:date>
    <meta:editing-duration>PT13H25M45S</meta:editing-duration>
    <meta:editing-cycles>46</meta:editing-cycles>
    <meta:generator>OpenOffice.org/3.2$Unix OpenOffice.org_project/320m12$Build-9483</meta:generator>
    <meta:document-statistic meta:table-count="1" meta:cell-count="64" meta:object-count="0"/>
  </office:meta>
</office:document-meta>
</file>